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08-22T21:39:38</meta:creation-date>
    <meta:editing-duration>PT00H05M14S</meta:editing-duration>
    <meta:editing-cycles>4</meta:editing-cycles>
    <dc:date>2012-08-30T13:11:01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36pt" fo:font-style="italic" fo:font-weight="bold" style:font-size-asian="13pt" style:font-size-complex="13pt"/>
    </style:style>
    <style:style style:name="ch3" style:family="chart">
      <style:chart-properties chart:auto-position="true"/>
      <style:text-properties fo:font-size="32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32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2pt" style:font-size-asian="8pt" style:font-size-complex="8pt"/>
    </style:style>
    <style:style style:name="ch7" style:family="chart">
      <style:chart-properties chart:auto-position="true" style:rotation-angle="0"/>
      <style:text-properties fo:font-size="3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style:font-size-asian="8pt" style:font-size-complex="8pt"/>
    </style:style>
    <style:style style:name="ch9" style:family="chart">
      <style:chart-properties chart:auto-position="true" style:rotation-angle="90"/>
      <style:text-properties fo:font-size="3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32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1.776cm" svg:y="0.421cm" chart:style-name="ch2">
          <text:p>GPU Speedup for Crank-Nicolson Solver</text:p>
        </chart:title>
        <chart:subtitle svg:x="8.655cm" svg:y="2.244cm" chart:style-name="ch3">
          <text:p>HIGHER IS BETTER</text:p>
        </chart:subtitle>
        <chart:legend chart:legend-position="end" svg:x="8.032cm" svg:y="5.151cm" chart:style-name="ch4"/>
        <chart:plot-area chart:style-name="ch5" chart:data-source-has-labels="both" svg:x="0.919cm" svg:y="3.935cm" svg:width="26.708cm" svg:height="16.006cm">
          <chart:axis chart:dimension="x" chart:name="primary-x" chart:style-name="ch6">
            <chart:title svg:x="11.833cm" svg:y="18.89cm" chart:style-name="ch7">
              <text:p>Laptop Type</text:p>
            </chart:title>
            <chart:categories table:cell-range-address="local-table.$B$1:.$C$1"/>
          </chart:axis>
          <chart:axis chart:dimension="y" chart:name="primary-y" chart:style-name="ch8">
            <chart:title svg:x="0.56cm" svg:y="19.986cm" chart:style-name="ch9">
              <text:p>Speedup vs 1-core CPU execution</text:p>
            </chart:title>
            <chart:grid chart:style-name="ch10" chart:class="major"/>
          </chart:axis>
          <chart:series chart:style-name="ch11" chart:values-cell-range-address="local-table.$B$2:.$C$2" chart:label-cell-address="local-table.$A$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ptop GPU</text:p>
              </table:table-cell>
              <table:table-cell office:value-type="string">
                <text:p>Gaming GPU</text:p>
              </table:table-cell>
            </table:table-row>
          </table:table-header-rows>
          <table:table-rows>
            <table:table-row>
              <table:table-cell office:value-type="string">
                <text:p>GPU Speedup</text:p>
              </table:table-cell>
              <table:table-cell office:value-type="float" office:value="20.1">
                <text:p>20.1</text:p>
              </table:table-cell>
              <table:table-cell office:value-type="float" office:value="91.5">
                <text:p>9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